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char" svg:x="0.965cm" svg:y="8.507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<draw:frame draw:style-name="fr1" draw:name="Object2" text:anchor-type="char" svg:x="0.965cm" svg:y="8.507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  <text:p text:style-name="P1"><draw:frame draw:style-name="fr1" draw:name="Object3" text:anchor-type="char" svg:x="0.965cm" svg:y="8.507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Standard"/>
      <text:p text:style-name="P1"><draw:frame draw:style-name="fr1" draw:name="Object4" text:anchor-type="char" svg:x="0.965cm" svg:y="8.507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Standard"/>
      <text:p text:style-name="P1"><draw:frame draw:style-name="fr1" draw:name="Object5" text:anchor-type="char" svg:x="0.965cm" svg:y="8.507cm" svg:width="15.998cm" svg:height="8.999cm" draw:z-index="4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4-20T17:25:14.424000000</meta:creation-date>
    <dc:date>2025-10-16T17:00:57.265424100</dc:date>
    <meta:editing-duration>PT4M49S</meta:editing-duration>
    <meta:editing-cycles>4</meta:editing-cycles>
    <meta:generator>LibreOfficeDev/26.2.0.0.alpha0$Windows_X86_64 LibreOffice_project/11c3d7bb03ab1daa8f14fff076987f65b7e36700</meta:generator>
    <meta:document-statistic meta:table-count="0" meta:image-count="0" meta:object-count="5" meta:page-count="5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0cm" svg:y="0cm" style:legend-expansion="high" chart:style-name="ch2"/>
        <chart:plot-area chart:style-name="ch3" svg:x="0.319cm" svg:y="0.179cm" svg:width="15.151cm" svg:height="8.641cm">
          <chart:coordinate-region svg:x="0.97cm" svg:y="0.381cm" svg:width="14.5cm" svg:height="8.237cm"/>
          <chart:axis chart:dimension="x" chart:name="primary-x" chart:style-name="ch4" chartooo:axis-type="text">
            <chart:categories table:cell-range-address="local-table.$B$1:.$A$1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6.2.0.0.alpha0$Windows_X86_64 LibreOffice_project/11c3d7bb03ab1daa8f14fff076987f65b7e3670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area" chart:style-name="ch1">
        <chart:legend chart:legend-position="end" svg:x="0cm" svg:y="0cm" style:legend-expansion="high" chart:style-name="ch2"/>
        <chart:plot-area chart:style-name="ch3" svg:x="0.319cm" svg:y="0.179cm" svg:width="15.15cm" svg:height="8.641cm">
          <chart:coordinate-region svg:x="0.97cm" svg:y="0.381cm" svg:width="14.499cm" svg:height="8.237cm"/>
          <chart:axis chart:dimension="x" chart:name="primary-x" chart:style-name="ch4" chartooo:axis-type="text">
            <chart:categories table:cell-range-address="local-table.$B$1:.$A$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6.2.0.0.alpha0$Windows_X86_64 LibreOffice_project/11c3d7bb03ab1daa8f14fff076987f65b7e3670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ubble" chart:style-name="ch1">
        <chart:legend chart:legend-position="end" svg:x="0cm" svg:y="0cm" style:legend-expansion="high" chart:style-name="ch2"/>
        <chart:plot-area chart:style-name="ch3" svg:x="0.319cm" svg:y="0.179cm" svg:width="15.15cm" svg:height="8.641cm">
          <chart:coordinate-region svg:x="0.97cm" svg:y="0.381cm" svg:width="14.297cm" svg:height="7.786cm"/>
          <chart:axis chart:dimension="x" chart:name="primary-x" chart:style-name="ch4" chartooo:axis-type="auto">
            <chart:categories table:cell-range-address="local-table.$B$1:.$A$1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6.2.0.0.alpha0$Windows_X86_64 LibreOffice_project/11c3d7bb03ab1daa8f14fff076987f65b7e3670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0cm" svg:y="0cm" style:legend-expansion="high" chart:style-name="ch2"/>
        <chart:plot-area chart:style-name="ch3" svg:x="0.319cm" svg:y="0.179cm" svg:width="15.15cm" svg:height="8.641cm">
          <chart:coordinate-region svg:x="0.97cm" svg:y="0.381cm" svg:width="14.499cm" svg:height="8.237cm"/>
          <chart:axis chart:dimension="x" chart:name="primary-x" chart:style-name="ch4" chartooo:axis-type="auto">
            <chartooo:date-scale/>
            <chart:categories table:cell-range-address="local-table.$B$1:.$A$1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6.2.0.0.alpha0$Windows_X86_64 LibreOffice_project/11c3d7bb03ab1daa8f14fff076987f65b7e3670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tock" chart:style-name="ch1">
        <chart:legend chart:legend-position="end" svg:x="0cm" svg:y="0cm" style:legend-expansion="high" chart:style-name="ch2"/>
        <chart:plot-area chart:style-name="ch3" svg:x="0.319cm" svg:y="0.179cm" svg:width="15.15cm" svg:height="8.641cm">
          <chart:coordinate-region svg:x="0.97cm" svg:y="0.381cm" svg:width="14.499cm" svg:height="8.237cm"/>
          <chart:axis chart:dimension="x" chart:name="primary-x" chart:style-name="ch4" chartooo:axis-type="auto">
            <chartooo:date-scale/>
            <chart:categories table:cell-range-address="local-table.$B$1:.$A$1"/>
          </chart:axis>
          <chart:axis chart:dimension="y" chart:name="primary-y" chart:style-name="ch4">
            <chart:grid chart:style-name="ch5" chart:class="major"/>
          </chart:axi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6.2.0.0.alpha0$Windows_X86_64 LibreOffice_project/11c3d7bb03ab1daa8f14fff076987f65b7e3670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